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8571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0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102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103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99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9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float" office:value="0" calcext:value-type="float">
            <text:p>0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100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ce270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101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102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103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99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/>
          <table:table-cell table:style-name="ce99"/>
          <table:table-cell table:style-name="ce271"/>
          <table:table-cell table:style-name="ce212"/>
          <table:table-cell table:style-name="ce269" table:number-columns-repeated="15"/>
          <table:table-cell table:style-name="ce93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93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us TUF B650M-E</text:p>
          </table:table-cell>
          <table:table-cell table:style-name="ce287" office:value-type="float" office:value="2532080" calcext:value-type="float">
            <text:p>2,532,08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Better Buy 9600X Box 3,7jt . Queen Processor not brand new</text:p>
          </table:table-cell>
          <table:table-cell table:number-columns-repeated="16378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244" office:value-type="string" calcext:value-type="string">
            <text:p>Thermalright Assassin X 120 R Digital ARGB Black 120mm</text:p>
          </table:table-cell>
          <table:table-cell table:style-name="ce287" office:value-type="float" office:value="395000" calcext:value-type="float">
            <text:p>395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/>
          <table:table-cell office:value-type="string" calcext:value-type="string">
            <text:p>Change to Single RAM RGB only, kingston, curcial</text:p>
          </table:table-cell>
          <table:table-cell table:number-columns-repeated="1637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ce270"/>
          <table:table-cell table:style-name="ce212" office:value-type="string" calcext:value-type="string">
            <text:p>RTX 5060 Ti</text:p>
          </table:table-cell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40000" calcext:value-type="float">
            <text:p>84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7" office:value-type="string" calcext:value-type="string">
            <text:p>DRACONZE SMALLVIEW MATX INCLUDE 3 FAN</text:p>
          </table:table-cell>
          <table:table-cell office:value-type="float" office:value="304000" calcext:value-type="float">
            <text:p>304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Mofi</text:p>
          </table:table-cell>
          <table:table-cell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 Goku 80x30</text:p>
          </table:table-cell>
          <table:table-cell office:value-type="float" office:value="39000" calcext:value-type="float">
            <text:p>39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/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4])" office:value-type="float" office:value="10538980" calcext:value-type="float">
            <text:p>10,538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8])-[.D63]" office:value-type="float" office:value="8068980" calcext:value-type="float">
            <text:p>8,068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9:.D80])" office:value-type="float" office:value="22260960" calcext:value-type="float">
            <text:p>22,260,96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9:.D74])-[.D65]" office:value-type="float" office:value="3653000" calcext:value-type="float">
            <text:p>3,653,000 </text:p>
          </table:table-cell>
          <table:table-cell table:style-name="ce283"/>
          <table:table-cell table:number-columns-repeated="16379"/>
        </table:table-row>
        <table:table-row table:style-name="ro2" table:number-rows-repeated="3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4 2025</text:p>
          </table:table-cell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HDV/M.2</text:p>
          </table:table-cell>
          <table:table-cell table:style-name="ce287" office:value-type="float" office:value="1883480" calcext:value-type="float">
            <text:p>1,883,480 </text:p>
          </table:table-cell>
          <table:table-cell table:style-name="ce283"/>
          <table:table-cell table:formula="of:=[.D54]-[.D91]" office:value-type="float" office:value="648600" calcext:value-type="float">
            <text:p>648600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8" office:value-type="string" calcext:value-type="string">
            <text:p>Thermalright Assassin X 120 R Digital ARGB Black 120mm</text:p>
          </table:table-cell>
          <table:table-cell table:style-name="ce287" office:value-type="float" office:value="422000" calcext:value-type="float">
            <text:p>422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8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7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16382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16382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16382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16382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16382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4" calcext:value-type="float">
            <text:p>24</text:p>
          </table:table-cell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1:.D111])" office:value-type="float" office:value="10022780" calcext:value-type="float">
            <text:p>10,022,780 </text:p>
          </table:table-cell>
          <table:table-cell table:number-columns-repeated="1638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91:.D105])-[.D100]" office:value-type="float" office:value="7552780" calcext:value-type="float">
            <text:p>7,552,780 </text:p>
          </table:table-cell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6:.D117])" office:value-type="float" office:value="21333960" calcext:value-type="float">
            <text:p>21,333,960 </text:p>
          </table:table-cell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96:.D111])-[.D102]" office:value-type="float" office:value="3758400" calcext:value-type="float">
            <text:p>3,758,400 </text:p>
          </table:table-cell>
          <table:table-cell table:number-columns-repeated="16380"/>
        </table:table-row>
        <table:table-row table:style-name="ro2" table:number-rows-repeated="10484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22T10:59:32.703030523</dc:date>
    <meta:editing-duration>P27DT2H9M50S</meta:editing-duration>
    <meta:editing-cycles>1090</meta:editing-cycles>
    <meta:generator>LibreOffice/25.2.4.3$Linux_X86_64 LibreOffice_project/33e196637044ead23f5c3226cde09b47731f7e27</meta:generator>
    <meta:document-statistic meta:table-count="18" meta:cell-count="1457" meta:object-count="0"/>
  </office:meta>
</office:document-meta>
</file>